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Roboto" officeooo:rsid="001cdfc3" officeooo:paragraph-rsid="001cdfc3"/>
    </style:style>
    <style:style style:name="P2" style:family="paragraph" style:parent-style-name="Standard">
      <style:text-properties style:font-name="Roboto" officeooo:rsid="001cdfc3" officeooo:paragraph-rsid="001daa54"/>
    </style:style>
    <style:style style:name="P3" style:family="paragraph" style:parent-style-name="Standard">
      <style:paragraph-properties fo:text-align="center" style:justify-single-word="false"/>
      <style:text-properties style:font-name="Roboto" fo:font-size="26pt" officeooo:rsid="001cdfc3" officeooo:paragraph-rsid="001cdfc3" style:font-size-asian="26pt" style:font-size-complex="26pt"/>
    </style:style>
    <style:style style:name="P4" style:family="paragraph" style:parent-style-name="Standard">
      <style:text-properties style:font-name="Roboto" officeooo:rsid="001daa54" officeooo:paragraph-rsid="001daa54"/>
    </style:style>
    <style:style style:name="P5" style:family="paragraph" style:parent-style-name="Standard">
      <style:text-properties style:font-name="Roboto" officeooo:rsid="001f7d03" officeooo:paragraph-rsid="001f7d03"/>
    </style:style>
    <style:style style:name="P6" style:family="paragraph" style:parent-style-name="Standard" style:list-style-name="L1">
      <style:text-properties style:font-name="Roboto" officeooo:rsid="001daa54" officeooo:paragraph-rsid="001daa54"/>
    </style:style>
    <style:style style:name="P7" style:family="paragraph" style:parent-style-name="Standard" style:list-style-name="L1">
      <style:text-properties style:font-name="Roboto" officeooo:rsid="001daa54" officeooo:paragraph-rsid="001f7d03"/>
    </style:style>
    <style:style style:name="P8" style:family="paragraph" style:parent-style-name="Standard" style:list-style-name="L1">
      <style:text-properties style:font-name="Roboto" officeooo:rsid="001cdfc3" officeooo:paragraph-rsid="001daa54"/>
    </style:style>
    <style:style style:name="P9" style:family="paragraph" style:parent-style-name="Standard" style:list-style-name="L2">
      <style:text-properties style:font-name="Roboto" officeooo:rsid="001f7d03" officeooo:paragraph-rsid="001f7d03"/>
    </style:style>
    <style:style style:name="T1" style:family="text">
      <style:text-properties officeooo:rsid="001daa54"/>
    </style:style>
    <style:style style:name="T2" style:family="text">
      <style:text-properties officeooo:rsid="001f7d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stema de gerenciamento de Alunos e Professores</text:p>
      <text:p text:style-name="P1"/>
      <text:p text:style-name="P1">Este projeto foi desenvolvido como forma de trabalho na disciplina de Introdução à programação e contou com a participação dos alunos:</text:p>
      <text:p text:style-name="P1"/>
      <text:p text:style-name="P1">Ana Célia de Carvalho</text:p>
      <text:p text:style-name="P1">Arthur Rocha</text:p>
      <text:p text:style-name="P1">Camille Ribeiro</text:p>
      <text:p text:style-name="P1">Elenilton Gomes</text:p>
      <text:p text:style-name="P1">Jônatas Luís</text:p>
      <text:p text:style-name="P1">Matheus Correia</text:p>
      <text:p text:style-name="P1">Rafaela Assunção</text:p>
      <text:p text:style-name="P1">Richard Maia</text:p>
      <text:p text:style-name="P1">Wesley Mota de Oliveira Gomes</text:p>
      <text:p text:style-name="P1"/>
      <text:p text:style-name="P1">Nosso projeto consiste num sistema que possui as seguintes funções:</text:p>
      <text:p text:style-name="P1"/>
      <text:list xml:id="list6203881949436492204" text:style-name="L1">
        <text:list-item>
          <text:p text:style-name="P6">Visualização do Sistema Básico de Login;</text:p>
        </text:list-item>
        <text:list-item>
          <text:p text:style-name="P6">Visualização do Sistema básico de Esqueceu a senha?;</text:p>
        </text:list-item>
      </text:list>
      <text:p text:style-name="P4"/>
      <text:list xml:id="list713059855243" text:continue-numbering="true" text:style-name="L1">
        <text:list-item>
          <text:p text:style-name="P8">Inserção <text:span text:style-name="T1">de Alunos;</text:span></text:p>
        </text:list-item>
        <text:list-item>
          <text:p text:style-name="P8">Deleção <text:span text:style-name="T1">de Alunos;</text:span></text:p>
        </text:list-item>
        <text:list-item>
          <text:p text:style-name="P8">Edição <text:span text:style-name="T1">de Alunos;</text:span></text:p>
        </text:list-item>
        <text:list-item>
          <text:p text:style-name="P8">Visualização <text:span text:style-name="T1">de Alunos;</text:span></text:p>
        </text:list-item>
      </text:list>
      <text:p text:style-name="P2"/>
      <text:list xml:id="list713919112829" text:continue-numbering="true" text:style-name="L1">
        <text:list-item>
          <text:p text:style-name="P8">Inserção <text:span text:style-name="T1">de Professores;</text:span></text:p>
        </text:list-item>
        <text:list-item>
          <text:p text:style-name="P8">Deleção <text:span text:style-name="T1">de Professores;</text:span></text:p>
        </text:list-item>
        <text:list-item>
          <text:p text:style-name="P8">Edição <text:span text:style-name="T1">de Professores;</text:span></text:p>
        </text:list-item>
        <text:list-item>
          <text:p text:style-name="P8">Visualização <text:span text:style-name="T1">de Professores;</text:span></text:p>
        </text:list-item>
      </text:list>
      <text:p text:style-name="P2"/>
      <text:list xml:id="list713143598973" text:continue-numbering="true" text:style-name="L1">
        <text:list-item>
          <text:p text:style-name="P6">Visualização dos Alunos ativos no cursos, <text:span text:style-name="T2">gerando PDF’s</text:span>;</text:p>
        </text:list-item>
        <text:list-item>
          <text:p text:style-name="P7">Visualização dos Alunos com bolsa, <text:span text:style-name="T2">gerando PDF’s</text:span>;</text:p>
        </text:list-item>
        <text:list-item>
          <text:p text:style-name="P7">Visualização dos Alunos que estão com os prazos de conclusão de Mestrado ou Doutorado atrasados, <text:span text:style-name="T2">gerando PDF’s</text:span>;</text:p>
        </text:list-item>
      </text:list>
      <text:p text:style-name="P4"/>
      <text:list xml:id="list713195346817" text:continue-numbering="true" text:style-name="L1">
        <text:list-item>
          <text:p text:style-name="P6">Visualização de um professor específico, a partir do nome ou DRE;</text:p>
        </text:list-item>
        <text:list-item>
          <text:p text:style-name="P6">Visualização de um aluno específico, a partir do nome ou DRE;</text:p>
        </text:list-item>
      </text:list>
      <text:p text:style-name="P4"/>
      <text:p text:style-name="P4"/>
      <text:p text:style-name="P4"/>
      <text:p text:style-name="P5">O projeto utiliza as seguintes linguagens:</text:p>
      <text:p text:style-name="P5"/>
      <text:list xml:id="list2823132497280398042" text:style-name="L2">
        <text:list-item>
          <text:p text:style-name="P9">Python, através da Framework Flask</text:p>
        </text:list-item>
        <text:list-item>
          <text:p text:style-name="P9">HTML</text:p>
        </text:list-item>
        <text:list-item>
          <text:p text:style-name="P9">CSS, utilizando bootstrap e arquivos próprios</text:p>
        </text:list-item>
        <text:list-item>
          <text:p text:style-name="P9">Javascript, utilizando para criação do PDF e para efeitos visuais</text:p>
        </text:list-item>
        <text:list-item>
          <text:p text:style-name="P9">SQL, utilizando SQLite3</text:p>
        </text:list-item>
      </text:list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21:38:46.705883503</meta:creation-date>
    <dc:date>2017-01-22T22:06:55.486581510</dc:date>
    <meta:editing-duration>PT7M8S</meta:editing-duration>
    <meta:editing-cycles>1</meta:editing-cycles>
    <meta:generator>LibreOffice/5.2.3.3$Linux_X86_64 LibreOffice_project/20$Build-3</meta:generator>
    <meta:document-statistic meta:table-count="0" meta:image-count="0" meta:object-count="0" meta:page-count="2" meta:paragraph-count="33" meta:word-count="204" meta:character-count="1237" meta:non-whitespace-character-count="1086"/>
  </office:meta>
</office:document-meta>
</file>